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draw:fill-color="#fffbcc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fill-color="#fff200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-color="#8f93c7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fill-color="#7da7d8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5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5.888cm" fo:min-width="10.188cm" fo:padding-top="0.165cm" fo:padding-bottom="0.165cm" fo:padding-left="0.29cm" fo:padding-right="0.2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8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.469cm" fo:min-width="3.973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10" style:family="graphic" style:parent-style-name="standard">
      <style:graphic-properties svg:stroke-width="0.081cm" draw:marker-start-width="0.321cm" draw:marker-end-width="0.321cm" draw:fill="none" draw:fill-color="#8f93c7" draw:textarea-horizontal-align="justify" draw:textarea-vertical-align="middle" draw:auto-grow-height="false" fo:min-height="13.392cm" fo:min-width="19.995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width="0.035cm" draw:marker-start-width="0.252cm" draw:marker-end-width="0.252cm" draw:fill-color="#ffe5ca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draw:marker-start-width="0.252cm" draw:marker-end-width="0.252cm" draw:fill-color="#fff450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15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489cm" fo:min-width="3.973cm" fo:padding-top="0.151cm" fo:padding-bottom="0.151cm" fo:padding-left="0.276cm" fo:padding-right="0.276cm"/>
    </style:style>
    <style:style style:name="gr16" style:family="graphic" style:parent-style-name="standard">
      <style:graphic-properties svg:stroke-width="0.035cm" draw:marker-start-width="0.252cm" draw:marker-end-width="0.252cm" draw:fill-color="#ed1c24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17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489cm" fo:min-width="4.04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.462cm" fo:min-width="3.973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.666cm" fo:min-width="3.973cm" fo:padding-top="0.151cm" fo:padding-bottom="0.151cm" fo:padding-left="0.276cm" fo:padding-right="0.276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bcc"/>
      <style:paragraph-properties fo:text-align="center"/>
    </style:style>
    <style:style style:name="P3" style:family="paragraph">
      <loext:graphic-properties draw:fill-color="#fff200"/>
      <style:paragraph-properties fo:text-align="center"/>
    </style:style>
    <style:style style:name="P4" style:family="paragraph">
      <loext:graphic-properties draw:fill-color="#8f93c7"/>
      <style:paragraph-properties fo:text-align="center"/>
    </style:style>
    <style:style style:name="P5" style:family="paragraph">
      <loext:graphic-properties draw:fill-color="#7da7d8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8f93c7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-color="#ffe5ca"/>
      <style:paragraph-properties fo:text-align="center"/>
      <style:text-properties fo:font-size="18pt"/>
    </style:style>
    <style:style style:name="P12" style:family="paragraph">
      <loext:graphic-properties draw:fill-color="#fff450"/>
      <style:paragraph-properties fo:text-align="center"/>
      <style:text-properties fo:font-size="18pt"/>
    </style:style>
    <style:style style:name="P13" style:family="paragraph">
      <loext:graphic-properties draw:fill-color="#7da7d8"/>
      <style:paragraph-properties fo:text-align="center"/>
      <style:text-properties fo:font-size="18pt"/>
    </style:style>
    <style:style style:name="P14" style:family="paragraph">
      <loext:graphic-properties draw:fill-color="#8f93c7"/>
      <style:paragraph-properties fo:text-align="center"/>
      <style:text-properties fo:font-size="18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-color="#ed1c24"/>
      <style:paragraph-properties fo:text-align="center"/>
    </style:style>
    <style:style style:name="P19" style:family="paragraph">
      <loext:graphic-properties draw:fill-color="#fff450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draw:layer="layout" svg:width="4.535cm" svg:height="2.791cm" svg:x="9.504cm" svg:y="3.722cm">
          <text:p text:style-name="P1">(1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1.8cm" svg:y="2.314cm">
          <text:p text:style-name="P1">(0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1.8cm" svg:y="5.13cm">
          <text:p text:style-name="P1">(1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4.096cm" svg:y="3.722cm">
          <text:p text:style-name="P1">(0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4.096cm" svg:y="6.538cm">
          <text:p text:style-name="P1">(1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6.392cm" svg:y="5.13cm">
          <text:p text:style-name="P1">(0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4.912cm" svg:y="6.538cm">
          <text:p text:style-name="P1">(3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7.208cm" svg:y="5.13cm">
          <text:p text:style-name="P1">(2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7.208cm" svg:y="7.946cm">
          <text:p text:style-name="P1">(3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9.504cm" svg:y="6.538cm">
          <text:p text:style-name="P1">(2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4.535cm" svg:height="2.791cm" svg:x="9.504cm" svg:y="9.354cm">
          <text:p text:style-name="P1">(3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11.8cm" svg:y="7.946cm">
          <text:p text:style-name="P1">(2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16.392cm" svg:y="7.946cm">
          <text:p text:style-name="P1">(1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8.688cm" svg:y="6.538cm">
          <text:p text:style-name="P1">(0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11.8cm" svg:y="10.737cm">
          <text:p text:style-name="P1">(3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4.535cm" svg:height="2.791cm" svg:x="14.096cm" svg:y="9.354cm">
          <text:p text:style-name="P1">(2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0.768cm" svg:height="6.218cm" svg:x="11.8cm" svg:y="3.427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1.8cm" svg:y1="1.852cm" svg:x2="11.8cm" svg:y2="14.103cm">
          <text:p/>
        </draw:line>
        <draw:line draw:style-name="gr6" draw:text-style-name="P6" draw:layer="layout" svg:x1="16.325cm" svg:y1="2.038cm" svg:x2="16.325cm" svg:y2="14.289cm">
          <text:p/>
        </draw:line>
        <draw:line draw:style-name="gr6" draw:text-style-name="P6" draw:layer="layout" svg:x1="20.928cm" svg:y1="2.382cm" svg:x2="20.928cm" svg:y2="14.633cm">
          <text:p/>
        </draw:line>
        <draw:line draw:style-name="gr6" draw:text-style-name="P6" draw:layer="layout" svg:x1="7.223cm" svg:y1="1.906cm" svg:x2="7.223cm" svg:y2="14.157cm">
          <text:p/>
        </draw:line>
        <draw:line draw:style-name="gr6" draw:text-style-name="P6" draw:layer="layout" svg:x1="5.292cm" svg:y1="2.276cm" svg:x2="23.495cm" svg:y2="2.276cm">
          <text:p/>
        </draw:line>
        <draw:line draw:style-name="gr6" draw:text-style-name="P6" draw:layer="layout" svg:x1="4.896cm" svg:y1="5.16cm" svg:x2="23.099cm" svg:y2="5.16cm">
          <text:p/>
        </draw:line>
        <draw:line draw:style-name="gr6" draw:text-style-name="P6" draw:layer="layout" svg:x1="4.896cm" svg:y1="7.911cm" svg:x2="23.099cm" svg:y2="7.911cm">
          <text:p/>
        </draw:line>
        <draw:line draw:style-name="gr6" draw:text-style-name="P6" draw:layer="layout" svg:x1="4.896cm" svg:y1="10.769cm" svg:x2="23.099cm" svg:y2="10.769cm">
          <text:p/>
        </draw:line>
        <draw:line draw:style-name="gr6" draw:text-style-name="P6" draw:layer="layout" svg:x1="4.896cm" svg:y1="13.574cm" svg:x2="23.099cm" svg:y2="13.574cm">
          <text:p/>
        </draw:line>
        <draw:frame draw:style-name="gr7" draw:text-style-name="P7" draw:layer="layout" svg:width="1.535cm" svg:height="0.645cm" svg:x="11.652cm" svg:y="1.631cm">
          <draw:text-box>
            <text:p><text:span text:style-name="T1">(0,0)</text:span></text:p>
          </draw:text-box>
        </draw:frame>
        <draw:custom-shape draw:style-name="gr8" draw:text-style-name="P6" draw:layer="layout" svg:width="4.525cm" svg:height="1.771cm" svg:x="11.8cm" svg:y="2.314cm">
          <text:p text:style-name="P1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2.292cm" svg:height="1.433cm" svg:x="8.009cm" svg:y="2.607cm">
          <draw:text-box>
            <text:p><text:span text:style-name="T1">(-100,20)</text:span></text:p>
          </draw:text-box>
        </draw:frame>
        <draw:custom-shape draw:style-name="gr10" draw:text-style-name="P8" draw:layer="layout" svg:width="20.495cm" svg:height="13.642cm" svg:x="3.903cm" svg:y="1.041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.291cm" svg:height="1.039cm" svg:x="3.933cm" svg:y="0.396cm">
          <draw:text-box>
            <text:p><text:span text:style-name="T1">renderer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custom-shape draw:style-name="gr13" draw:text-style-name="P11" draw:layer="layout" svg:width="4.535cm" svg:height="2.791cm" svg:x="9.504cm" svg:y="3.722cm">
          <text:p text:style-name="P10">(1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2" draw:layer="layout" svg:width="4.535cm" svg:height="2.791cm" svg:x="11.8cm" svg:y="2.314cm">
          <text:p text:style-name="P10">(0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2" draw:layer="layout" svg:width="4.535cm" svg:height="2.791cm" svg:x="11.8cm" svg:y="5.13cm">
          <text:p text:style-name="P10">(1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4.535cm" svg:height="2.791cm" svg:x="14.096cm" svg:y="3.722cm">
          <text:p text:style-name="P10">(0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3" draw:layer="layout" svg:width="4.535cm" svg:height="2.791cm" svg:x="14.096cm" svg:y="6.538cm">
          <text:p text:style-name="P10">(1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2" draw:layer="layout" svg:width="4.535cm" svg:height="2.791cm" svg:x="16.392cm" svg:y="5.13cm">
          <text:p text:style-name="P10">(0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2" draw:layer="layout" svg:width="4.535cm" svg:height="2.791cm" svg:x="7.208cm" svg:y="5.13cm">
          <text:p text:style-name="P10">(2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3" draw:layer="layout" svg:width="4.535cm" svg:height="2.791cm" svg:x="9.504cm" svg:y="6.538cm">
          <text:p text:style-name="P10">(2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4" draw:layer="layout" svg:width="4.535cm" svg:height="2.791cm" svg:x="11.8cm" svg:y="7.946cm">
          <text:p text:style-name="P10">(2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4" draw:layer="layout" svg:width="4.535cm" svg:height="2.791cm" svg:x="16.392cm" svg:y="7.946cm">
          <text:p text:style-name="P10">(1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3" draw:layer="layout" svg:width="4.535cm" svg:height="2.791cm" svg:x="18.688cm" svg:y="6.538cm">
          <text:p text:style-name="P10">(0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3" draw:layer="layout" svg:width="4.535cm" svg:height="2.791cm" svg:x="14.096cm" svg:y="9.354cm">
          <text:p text:style-name="P10">(2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0.768cm" svg:height="6.218cm" svg:x="12.033cm" svg:y="2.314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1.8cm" svg:y1="1.852cm" svg:x2="11.8cm" svg:y2="14.103cm">
          <text:p/>
        </draw:line>
        <draw:line draw:style-name="gr6" draw:text-style-name="P6" draw:layer="layout" svg:x1="16.325cm" svg:y1="2.038cm" svg:x2="16.325cm" svg:y2="14.289cm">
          <text:p/>
        </draw:line>
        <draw:line draw:style-name="gr6" draw:text-style-name="P6" draw:layer="layout" svg:x1="20.928cm" svg:y1="2.382cm" svg:x2="20.928cm" svg:y2="14.633cm">
          <text:p/>
        </draw:line>
        <draw:line draw:style-name="gr6" draw:text-style-name="P6" draw:layer="layout" svg:x1="7.223cm" svg:y1="1.906cm" svg:x2="7.223cm" svg:y2="14.157cm">
          <text:p/>
        </draw:line>
        <draw:line draw:style-name="gr6" draw:text-style-name="P6" draw:layer="layout" svg:x1="5.292cm" svg:y1="2.276cm" svg:x2="23.495cm" svg:y2="2.276cm">
          <text:p/>
        </draw:line>
        <draw:line draw:style-name="gr6" draw:text-style-name="P6" draw:layer="layout" svg:x1="4.896cm" svg:y1="5.16cm" svg:x2="23.099cm" svg:y2="5.16cm">
          <text:p/>
        </draw:line>
        <draw:line draw:style-name="gr6" draw:text-style-name="P6" draw:layer="layout" svg:x1="4.896cm" svg:y1="7.911cm" svg:x2="23.099cm" svg:y2="7.911cm">
          <text:p/>
        </draw:line>
        <draw:line draw:style-name="gr6" draw:text-style-name="P6" draw:layer="layout" svg:x1="4.896cm" svg:y1="10.769cm" svg:x2="23.099cm" svg:y2="10.769cm">
          <text:p/>
        </draw:line>
        <draw:line draw:style-name="gr6" draw:text-style-name="P6" draw:layer="layout" svg:x1="4.896cm" svg:y1="13.574cm" svg:x2="23.099cm" svg:y2="13.574cm">
          <text:p/>
        </draw:line>
        <draw:frame draw:style-name="gr7" draw:text-style-name="P16" draw:layer="layout" svg:width="1.535cm" svg:height="0.645cm" svg:x="13.864cm" svg:y="1.551cm">
          <draw:text-box>
            <text:p text:style-name="P15"><text:span text:style-name="T1">(0,0)</text:span></text:p>
          </draw:text-box>
        </draw:frame>
        <draw:custom-shape draw:style-name="gr15" draw:text-style-name="P6" draw:layer="layout" svg:width="4.525cm" svg:height="2.791cm" svg:x="20.928cm" svg:y="7.9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custom-shape draw:style-name="gr4" draw:text-style-name="P5" draw:layer="layout" svg:width="4.535cm" svg:height="2.791cm" svg:x="9.504cm" svg:y="3.722cm">
          <text:p text:style-name="P1">(1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11.8cm" svg:y="2.314cm">
          <text:p text:style-name="P1">(0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11.8cm" svg:y="5.13cm">
          <text:p text:style-name="P1">(1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4.535cm" svg:height="2.791cm" svg:x="14.096cm" svg:y="3.722cm">
          <text:p text:style-name="P1">(0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8" draw:layer="layout" svg:width="4.535cm" svg:height="2.791cm" svg:x="14.096cm" svg:y="6.538cm">
          <text:p text:style-name="P1">(1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16.392cm" svg:y="5.13cm">
          <text:p text:style-name="P1">(0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16.392cm" svg:y="7.946cm">
          <text:p text:style-name="P1">(1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4.535cm" svg:height="2.791cm" svg:x="18.688cm" svg:y="6.538cm">
          <text:p text:style-name="P1">(0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0.768cm" svg:height="6.218cm" svg:x="12.033cm" svg:y="2.314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1.8cm" svg:y1="1.852cm" svg:x2="11.8cm" svg:y2="14.103cm">
          <text:p/>
        </draw:line>
        <draw:line draw:style-name="gr6" draw:text-style-name="P6" draw:layer="layout" svg:x1="16.325cm" svg:y1="2.038cm" svg:x2="16.325cm" svg:y2="14.289cm">
          <text:p/>
        </draw:line>
        <draw:line draw:style-name="gr6" draw:text-style-name="P6" draw:layer="layout" svg:x1="20.928cm" svg:y1="2.382cm" svg:x2="20.928cm" svg:y2="14.633cm">
          <text:p/>
        </draw:line>
        <draw:line draw:style-name="gr6" draw:text-style-name="P6" draw:layer="layout" svg:x1="7.223cm" svg:y1="1.906cm" svg:x2="7.223cm" svg:y2="14.157cm">
          <text:p/>
        </draw:line>
        <draw:line draw:style-name="gr6" draw:text-style-name="P6" draw:layer="layout" svg:x1="5.292cm" svg:y1="2.276cm" svg:x2="23.495cm" svg:y2="2.276cm">
          <text:p/>
        </draw:line>
        <draw:line draw:style-name="gr6" draw:text-style-name="P6" draw:layer="layout" svg:x1="4.896cm" svg:y1="5.16cm" svg:x2="23.099cm" svg:y2="5.16cm">
          <text:p/>
        </draw:line>
        <draw:line draw:style-name="gr6" draw:text-style-name="P6" draw:layer="layout" svg:x1="4.896cm" svg:y1="7.911cm" svg:x2="23.099cm" svg:y2="7.911cm">
          <text:p/>
        </draw:line>
        <draw:line draw:style-name="gr6" draw:text-style-name="P6" draw:layer="layout" svg:x1="4.896cm" svg:y1="10.769cm" svg:x2="23.099cm" svg:y2="10.769cm">
          <text:p/>
        </draw:line>
        <draw:line draw:style-name="gr6" draw:text-style-name="P6" draw:layer="layout" svg:x1="4.896cm" svg:y1="13.574cm" svg:x2="23.099cm" svg:y2="13.574cm">
          <text:p/>
        </draw:line>
        <draw:frame draw:style-name="gr7" draw:text-style-name="P7" draw:layer="layout" svg:width="1.535cm" svg:height="0.645cm" svg:x="13.864cm" svg:y="1.551cm">
          <draw:text-box>
            <text:p><text:span text:style-name="T1">(0,0)</text:span></text:p>
          </draw:text-box>
        </draw:frame>
        <draw:custom-shape draw:style-name="gr17" draw:text-style-name="P6" draw:layer="layout" svg:width="4.592cm" svg:height="2.791cm" svg:x="14.096cm" svg:y="6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4.592cm" svg:height="2.791cm" svg:x="14.096cm" svg:y="6.563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2.928cm" svg:height="0.962cm" svg:x="21.752cm" svg:y="9.76cm">
          <draw:text-box>
            <text:p>1 unidad</text:p>
          </draw:text-box>
        </draw:fram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custom-shape draw:style-name="gr1" draw:text-style-name="P2" draw:layer="layout" svg:width="4.535cm" svg:height="2.791cm" svg:x="9.504cm" svg:y="3.722cm">
          <text:p text:style-name="P1">(1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9" draw:layer="layout" svg:width="4.535cm" svg:height="2.791cm" svg:x="11.8cm" svg:y="2.314cm">
          <text:p text:style-name="P1">(0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9" draw:layer="layout" svg:width="4.535cm" svg:height="2.791cm" svg:x="11.8cm" svg:y="5.13cm">
          <text:p text:style-name="P1">(1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14.096cm" svg:y="3.722cm">
          <text:p text:style-name="P1">(0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4.912cm" svg:y="6.538cm">
          <text:p text:style-name="P1">(3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9" draw:layer="layout" svg:width="4.535cm" svg:height="2.791cm" svg:x="7.208cm" svg:y="5.13cm">
          <text:p text:style-name="P1">(2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535cm" svg:height="2.791cm" svg:x="7.208cm" svg:y="7.946cm">
          <text:p text:style-name="P1">(3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35cm" svg:height="2.791cm" svg:x="9.504cm" svg:y="6.538cm">
          <text:p text:style-name="P1">(2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0.768cm" svg:height="6.218cm" svg:x="6.416cm" svg:y="3.485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1.8cm" svg:y1="1.852cm" svg:x2="11.8cm" svg:y2="14.103cm">
          <text:p/>
        </draw:line>
        <draw:line draw:style-name="gr6" draw:text-style-name="P6" draw:layer="layout" svg:x1="16.325cm" svg:y1="2.038cm" svg:x2="16.325cm" svg:y2="14.289cm">
          <text:p/>
        </draw:line>
        <draw:line draw:style-name="gr6" draw:text-style-name="P6" draw:layer="layout" svg:x1="20.928cm" svg:y1="2.382cm" svg:x2="20.928cm" svg:y2="14.633cm">
          <text:p/>
        </draw:line>
        <draw:line draw:style-name="gr6" draw:text-style-name="P6" draw:layer="layout" svg:x1="7.223cm" svg:y1="1.906cm" svg:x2="7.223cm" svg:y2="14.157cm">
          <text:p/>
        </draw:line>
        <draw:line draw:style-name="gr6" draw:text-style-name="P6" draw:layer="layout" svg:x1="5.292cm" svg:y1="2.276cm" svg:x2="23.495cm" svg:y2="2.276cm">
          <text:p/>
        </draw:line>
        <draw:line draw:style-name="gr6" draw:text-style-name="P6" draw:layer="layout" svg:x1="4.896cm" svg:y1="5.16cm" svg:x2="23.099cm" svg:y2="5.16cm">
          <text:p/>
        </draw:line>
        <draw:line draw:style-name="gr6" draw:text-style-name="P6" draw:layer="layout" svg:x1="4.896cm" svg:y1="7.911cm" svg:x2="23.099cm" svg:y2="7.911cm">
          <text:p/>
        </draw:line>
        <draw:line draw:style-name="gr6" draw:text-style-name="P6" draw:layer="layout" svg:x1="4.896cm" svg:y1="10.769cm" svg:x2="23.099cm" svg:y2="10.769cm">
          <text:p/>
        </draw:line>
        <draw:line draw:style-name="gr6" draw:text-style-name="P6" draw:layer="layout" svg:x1="4.896cm" svg:y1="13.574cm" svg:x2="23.099cm" svg:y2="13.574cm">
          <text:p/>
        </draw:line>
        <draw:frame draw:style-name="gr7" draw:text-style-name="P7" draw:layer="layout" svg:width="1.535cm" svg:height="0.645cm" svg:x="13.864cm" svg:y="1.551cm">
          <draw:text-box>
            <text:p><text:span text:style-name="T1">(0,0)</text:span></text:p>
          </draw:text-box>
        </draw:frame>
        <draw:custom-shape draw:style-name="gr15" draw:text-style-name="P6" draw:layer="layout" svg:width="4.525cm" svg:height="2.791cm" svg:x="14.039cm" svg:y="6.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custom-shape draw:style-name="gr14" draw:text-style-name="P19" draw:layer="layout" svg:width="4.535cm" svg:height="2.791cm" svg:x="5.663cm" svg:y="2.032cm">
          <text:p text:style-name="P1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9" draw:layer="layout" svg:width="4.535cm" svg:height="2.791cm" svg:x="10.198cm" svg:y="2.032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9" draw:layer="layout" svg:width="4.535cm" svg:height="2.791cm" svg:x="5.663cm" svg:y="4.823cm">
          <text:p text:style-name="P1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9" draw:layer="layout" svg:width="4.535cm" svg:height="2.791cm" svg:x="10.198cm" svg:y="4.823cm">
          <text:p text:style-name="P1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6" draw:layer="layout" svg:width="4.525cm" svg:height="1.764cm" svg:x="10.208cm" svg:y="2.0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custom-shape draw:style-name="gr14" draw:text-style-name="P19" draw:layer="layout" svg:width="4.535cm" svg:height="2.791cm" svg:x="10.198cm" svg:y="2.032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0.768cm" svg:height="6.218cm" svg:x="10.198cm" svg:y="-2.2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25cm" svg:height="1.968cm" svg:x="10.208cm" svg:y="2.0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25T13:50:38.214034722</meta:creation-date>
    <dc:date>2021-07-26T14:15:54.411977152</dc:date>
    <meta:editing-duration>PT1H35M26S</meta:editing-duration>
    <meta:editing-cycles>9</meta:editing-cycles>
    <meta:generator>LibreOffice/6.0.7.3$Linux_X86_64 LibreOffice_project/00m0$Build-3</meta:generator>
    <meta:document-statistic meta:object-count="138"/>
  </office:meta>
</office:document-meta>
</file>